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2.82cm"/>
    </style:style>
    <style:style style:name="co3" style:family="table-column">
      <style:table-column-properties fo:break-before="auto" style:column-width="9.29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Segoe UI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font-name="Segoe UI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table:number-columns-spanned="1" table:number-rows-spanned="4">
            <text:p>KREBS</text:p>
          </table:table-cell>
          <table:table-cell table:style-name="ce1" office:value-type="string">
            <text:p>The enemy has made a breakthrough along a wide front.</text:p>
          </table:table-cell>
          <table:table-cell table:style-name="ce1" office:value-type="string">
            <text:p>Es ist dem Feind gelungen, die Front in breiter Formation zu durchbrechen.</text:p>
          </table:table-cell>
          <table:table-cell office:value-type="string">
            <text:p>Projektihommia on nyt jo enemmän kuin ehditään hoitamaan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In the south, they have taken Zossen and is advancing towards Stahnsdorf.</text:p>
          </table:table-cell>
          <table:table-cell table:style-name="ce1" office:value-type="string">
            <text:p>Im Süden hat der Gegner Zossen genommen und stößt auf Stahnsdorf vor.</text:p>
          </table:table-cell>
          <table:table-cell office:value-type="string">
            <text:p>Lähes kaikilla kursseilla on jonkinlainen ryhmätehtävä -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They are at the northern city border between Frohnau and Pankow...</text:p>
          </table:table-cell>
          <table:table-cell table:style-name="ce1" office:value-type="string">
            <text:p>Der Feind operiert jetzt am nördlichen Stadtrand zwischen Frohnau und Pankow...</text:p>
          </table:table-cell>
          <table:table-cell office:value-type="string">
            <text:p><text:s/>ja deadlinet lähestyvät uhkaavasti joka puolelta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...and in the east, they have reached Lichtenberg, Mahlsdorf and Karlshorst.</text:p>
          </table:table-cell>
          <table:table-cell table:style-name="ce1" office:value-type="string">
            <text:p>...und im Osten ist der Feind bis zur Linie Lichtenberg, Mahlsdorf und Kahrlshorst gelangt.</text:p>
          </table:table-cell>
          <table:table-cell office:value-type="string">
            <text:p>Viimeisimpänä on nyt lisäksi tämä Ollin ja Matin uusmedialuomus -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TLER</text:p>
          </table:table-cell>
          <table:table-cell table:style-name="ce1" office:value-type="string">
            <text:p>Steiner's assault will bring it under control.</text:p>
          </table:table-cell>
          <table:table-cell table:style-name="ce1" office:value-type="string">
            <text:p>Mit dem Angriff Steiners wird das alles in Ordnung kommen.</text:p>
          </table:table-cell>
          <table:table-cell office:value-type="string">
            <text:p>GitHubiin palautettava projektityö jostain sisätilapaikannuksesta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KREBS</text:p>
          </table:table-cell>
          <table:table-cell table:style-name="ce1" office:value-type="string">
            <text:p>My Führer... Steiner...</text:p>
          </table:table-cell>
          <table:table-cell table:style-name="ce1" office:value-type="string">
            <text:p>Mein Führer... Steiner...</text:p>
          </table:table-cell>
          <table:table-cell table:style-name="Default" office:value-type="string">
            <text:p>Perustetaan Google Driveen uusi dokumentti -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1" table:number-rows-spanned="2">
            <text:p>JODL</text:p>
          </table:table-cell>
          <table:table-cell table:style-name="ce1" office:value-type="string">
            <text:p>Steiner could not mobilize sufficient forces for the assault.</text:p>
          </table:table-cell>
          <table:table-cell table:style-name="ce1" office:value-type="string">
            <text:p>Steiner konnte nicht genügend Kräfte für einen Angriff lancieren.</text:p>
          </table:table-cell>
          <table:table-cell office:value-type="string">
            <text:p>ja otetaan homma haltuun. Älkää huoliko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He wasn't able to carry out his assault.</text:p>
          </table:table-cell>
          <table:table-cell table:style-name="ce1" office:value-type="string">
            <text:p>Der Angriff Steiners ist nicht erfolgt.</text:p>
          </table:table-cell>
          <table:table-cell office:value-type="string">
            <text:p>Herra johtaja...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1" table:number-rows-spanned="8">
            <text:p>HITLER</text:p>
          </table:table-cell>
          <table:table-cell table:style-name="ce1" office:value-type="string">
            <text:p>These will stay here: Keitel, Jodl, Krebs and Burgdorf.</text:p>
          </table:table-cell>
          <table:table-cell table:style-name="ce1" office:value-type="string">
            <text:p>Es bleiben im Raum: Keitel, Jodl, Krebs und Burgdorf.</text:p>
          </table:table-cell>
          <table:table-cell office:value-type="string">
            <text:p>Drive..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at was an order!</text:p>
          </table:table-cell>
          <table:table-cell table:style-name="ce1" office:value-type="string">
            <text:p>Das war ein Befehl!</text:p>
          </table:table-cell>
          <table:table-cell office:value-type="string">
            <text:p>Drive on bännissä tämän tehtävän osalta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Steiner’s attack was an order!</text:p>
          </table:table-cell>
          <table:table-cell table:style-name="ce1" office:value-type="string">
            <text:p>Der Angriff Steiners war ein Befehl!</text:p>
          </table:table-cell>
          <table:table-cell office:value-type="string">
            <text:p>Lisäksi on pakko käyttää Markdownia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Who are you to dare disobey my order?</text:p>
          </table:table-cell>
          <table:table-cell table:style-name="ce1" office:value-type="string">
            <text:p>Wer sind Sie, dass Sie es wagen, sich meinem Befehl zu widersetzen?</text:p>
          </table:table-cell>
          <table:table-cell office:value-type="string">
            <text:p>Huoneeseen jäävät vain ne, jotka ovat edes kuulleet sisäpaikannuksesta, Markdownista tai Gitistä. Muut ulos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So this is what it has come to?</text:p>
          </table:table-cell>
          <table:table-cell table:style-name="ce1" office:value-type="string">
            <text:p>So weit ist es also gekommen?</text:p>
          </table:table-cell>
          <table:table-cell office:value-type="string">
            <text:p>Mitä nyt hevonvittua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e military has been lying to me!!</text:p>
          </table:table-cell>
          <table:table-cell table:style-name="ce1" office:value-type="string">
            <text:p>Das Militär hat mich belogen.</text:p>
          </table:table-cell>
          <table:table-cell office:value-type="string">
            <text:p>Vai on pakko käyttää Gittiä palautukseen, saatana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Everybody has been lying to me, even the SS!</text:p>
          </table:table-cell>
          <table:table-cell table:style-name="ce1" office:value-type="string">
            <text:p>Jeder hat mich belogen, sogar die SS!</text:p>
          </table:table-cell>
          <table:table-cell office:value-type="string">
            <text:p>Mitä paskaa! Että luonnollisen kielen kanssa koodaustyökaluja?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Our Generals are nothing but a bunch of contemptable, disloyal cowards.</text:p>
          </table:table-cell>
          <table:table-cell table:style-name="ce1" office:value-type="string">
            <text:p>Die gesamte Generalität ist nichts als ein Haufen niederträchtiger, treuloser Feiglinge!</text:p>
          </table:table-cell>
          <table:table-cell office:value-type="string">
            <text:p>Kuin kaivaisi ojaa vasaralla.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URGDORF</text:p>
          </table:table-cell>
          <table:table-cell table:style-name="ce1" office:value-type="string">
            <text:p>My Führer, I can't permit you to insult the soldiers like that...</text:p>
          </table:table-cell>
          <table:table-cell table:style-name="ce1" office:value-type="string">
            <text:p>Mein Führer ich kann nich zulassen, dass sie Soldaten, die für Sie verbluten…</text:p>
          </table:table-cell>
          <table:table-cell office:value-type="string">
            <text:p>Ja projektiaihekin on pirun tarkasti rajattu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HITLER</text:p>
          </table:table-cell>
          <table:table-cell table:style-name="ce1" office:value-type="string">
            <text:p>They are cowards, traitors and failures!</text:p>
          </table:table-cell>
          <table:table-cell table:style-name="ce1" office:value-type="string">
            <text:p>Nichts als Feiglinge, Verräter, Versager!!!</text:p>
          </table:table-cell>
          <table:table-cell office:value-type="string">
            <text:p>Sellainen joustamattomuus on silkkaa fasismia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URGDORF</text:p>
          </table:table-cell>
          <table:table-cell table:style-name="ce1" office:value-type="string">
            <text:p>My Führer, this is outrageous!</text:p>
          </table:table-cell>
          <table:table-cell table:style-name="ce1" office:value-type="string">
            <text:p>Mein Führer, was Sie da sagen, ist ungeheuerlich!</text:p>
          </table:table-cell>
          <table:table-cell office:value-type="string">
            <text:p>Aivan kuin varsinaisen projektin tehtävissä ei olisi jo tarpeeksi vaivaa 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1" table:number-rows-spanned="14">
            <text:p>HITLER</text:p>
          </table:table-cell>
          <table:table-cell table:style-name="ce1" office:value-type="string">
            <text:p>The generals are the scum of the German people!</text:p>
          </table:table-cell>
          <table:table-cell table:style-name="ce1" office:value-type="string">
            <text:p>Die Generalität ist ein Geschmeiß des deutschen Volkes!</text:p>
          </table:table-cell>
          <table:table-cell office:value-type="string">
            <text:p>niin siihen päälle pitäisi opetella joku Gitti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ey have no honour!</text:p>
          </table:table-cell>
          <table:table-cell table:style-name="ce1" office:value-type="string">
            <text:p>Sie ist ohne Ehre!</text:p>
          </table:table-cell>
          <table:table-cell office:value-type="string">
            <text:p>Herra johtaja, mutta työnantajat arvostaa GitHub-tunnuksia</text:p>
          </table:table-cell>
          <table:table-cell table:number-columns-repeated="1020"/>
        </table:table-row>
        <table:table-row table:style-name="ro3">
          <table:covered-table-cell/>
          <table:table-cell table:style-name="ce1" office:value-type="string">
            <text:p>They call themselves generals, because they have spent years at the military academy just to learn how to hold a knife and fork.</text:p>
          </table:table-cell>
          <table:table-cell table:style-name="ce1" office:value-type="string">
            <text:p>Sie nennen sich Generale, weil sie Jahre an der Militärakademie zugebracht haben, nur um zu lernen, wie man Messer und Gabel hält.</text:p>
          </table:table-cell>
          <table:table-cell office:value-type="string">
            <text:p>Joo, ja Drupal-osaajia! Pelkkiä forkkeja kaikkien tunnukset täynnä!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For years, the military has done nothing but hinder my plans!</text:p>
          </table:table-cell>
          <table:table-cell table:style-name="ce1" office:value-type="string">
            <text:p>Jahrelang hat das Militär meine Aktionen nur verhindert.</text:p>
          </table:table-cell>
          <table:table-cell office:value-type="string">
            <text:p>Herra johtaja, yks toimari sanoi mulle niin ihan itse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They’ve put every kind of obstacle in my way.</text:p>
          </table:table-cell>
          <table:table-cell table:style-name="ce1" office:value-type="string">
            <text:p>Es hat mir jeden nur erdenklichen Widerstand in den Weg gelegt.</text:p>
          </table:table-cell>
          <table:table-cell office:value-type="string">
            <text:p>Onko sulla jotain märkiä unia kesäduunista, noilla näytöillä?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I would have done my best to liquidate all the high-ranking officers through the years, as Stalin did!</text:p>
          </table:table-cell>
          <table:table-cell table:style-name="ce1" office:value-type="string">
            <text:p>Ich hätte gut daran getan, vor Jahren alle höheren Offiziere liquidieren zu lassen, wie Stalin.</text:p>
          </table:table-cell>
          <table:table-cell office:value-type="string">
            <text:p>Turha luulo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I never attended an academy.</text:p>
          </table:table-cell>
          <table:table-cell table:style-name="ce1" office:value-type="string">
            <text:p>Ich war nie auf einer Akademie.</text:p>
          </table:table-cell>
          <table:table-cell office:value-type="string">
            <text:p>Ykköset koodaa Javalla robotteja ja esittelee -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And yet, alone, all by myself, I have conquered all of Europe.</text:p>
          </table:table-cell>
          <table:table-cell table:style-name="ce1" office:value-type="string">
            <text:p>Und doch habe ich allein, allein auf mich gestellt, ganz Europa erobert!</text:p>
          </table:table-cell>
          <table:table-cell office:value-type="string">
            <text:p>niitä Inno-päivillä kaikille, ja me oiotaan käsin -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raitors!</text:p>
          </table:table-cell>
          <table:table-cell table:style-name="ce1" office:value-type="string">
            <text:p>Verräter!</text:p>
          </table:table-cell>
          <table:table-cell office:value-type="string">
            <text:p>Gitin konflikteja kolme tuntia viikossa ja rukoillaan ettei Firefox kaadu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From the very beginning I have been betrayed and deceived!</text:p>
          </table:table-cell>
          <table:table-cell table:style-name="ce1" office:value-type="string">
            <text:p>Von allem Anfang an bin ich verraten und betrogen worden!</text:p>
          </table:table-cell>
          <table:table-cell office:value-type="string">
            <text:p>Virtuaalikoneella ei edes ole mitään järkevää markdown-editoria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What a monstrous betrayal of the German people!</text:p>
          </table:table-cell>
          <table:table-cell table:style-name="ce1" office:value-type="string">
            <text:p>Es wurde ein ungeheuerer Verrat geübt am deutschen Volke!</text:p>
          </table:table-cell>
          <table:table-cell office:value-type="string">
            <text:p>Pakko käyttää jotain online-käkkyrää, kun koneisiin ei saa asennettua itse ohjelmia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But all these traitors will pay!</text:p>
          </table:table-cell>
          <table:table-cell table:style-name="ce1" office:value-type="string">
            <text:p>Aber alle diese Verräter werden bezahlen!</text:p>
          </table:table-cell>
          <table:table-cell office:value-type="string">
            <text:p>Drive on luotu juuri tällaista varten, mutta ei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With their own blood they will pay!</text:p>
          </table:table-cell>
          <table:table-cell table:style-name="ce1" office:value-type="string">
            <text:p>Mit ihrem eigenen Blut werden sie bezahlen!</text:p>
          </table:table-cell>
          <table:table-cell office:value-type="string">
            <text:p>Täytyy käyttää Gitiä komentoriviltä, kun sen on aikanaan luonut joku suuri ja mahtava Torvalds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ey shall drown in their own blood!</text:p>
          </table:table-cell>
          <table:table-cell table:style-name="ce1" office:value-type="string">
            <text:p>Sie werden ersaufen in ihrem eigenen Blut!</text:p>
          </table:table-cell>
          <table:table-cell office:value-type="string">
            <text:p>Seuraavaksi meille varmaan tungetaan Linuxia kurkusta alas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RAUDL</text:p>
          </table:table-cell>
          <table:table-cell table:style-name="ce1" office:value-type="string">
            <text:p>Gerda, please calm yourself.</text:p>
          </table:table-cell>
          <table:table-cell table:style-name="ce1" office:value-type="string">
            <text:p>Bitte, Gerda, jetzt beruhig’ dich doch.</text:p>
          </table:table-cell>
          <table:table-cell office:value-type="string">
            <text:p>Mutta periksi ei anneta. Minä olen Mac-mies, henkeen ja vereen!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1" table:number-rows-spanned="6">
            <text:p>HITLER</text:p>
          </table:table-cell>
          <table:table-cell table:style-name="ce1" office:value-type="string">
            <text:p>My orders have fallen on deaf ears.</text:p>
          </table:table-cell>
          <table:table-cell table:style-name="ce1" office:value-type="string">
            <text:p>Meine Befehle sind in den Wind gesprochen.</text:p>
          </table:table-cell>
          <table:table-cell office:value-type="string">
            <text:p>Ile, Aarne ja minä, mäkkimiehiä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It is impossible, under these circumstances to lead….</text:p>
          </table:table-cell>
          <table:table-cell table:style-name="ce1" office:value-type="string">
            <text:p>Es ist unmöglich, unter diesen Umständen zu führen.</text:p>
          </table:table-cell>
          <table:table-cell office:value-type="string">
            <text:p>Hitot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It is over.</text:p>
          </table:table-cell>
          <table:table-cell table:style-name="ce1" office:value-type="string">
            <text:p>Es ist aus.</text:p>
          </table:table-cell>
          <table:table-cell office:value-type="string">
            <text:p>Kun se Git on kuitenkin pakko nykyään osata, miksei sen käyttöön anneta parempia työkaluja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e war... is lost.</text:p>
          </table:table-cell>
          <table:table-cell table:style-name="ce1" office:value-type="string">
            <text:p>Der Krieg…ist verloren.</text:p>
          </table:table-cell>
          <table:table-cell office:value-type="string">
            <text:p>Projektin kokonaisuutta ja etenemistä on mahdoton arvioida komentoriviltä tai tiedostolistauksesta.</text:p>
          </table:table-cell>
          <table:table-cell table:number-columns-repeated="1020"/>
        </table:table-row>
        <table:table-row table:style-name="ro3">
          <table:covered-table-cell/>
          <table:table-cell table:style-name="ce1" office:value-type="string">
            <text:p>But if you, my gentlemen, believe I am leaving Berlin because of it… you are seriously mistaken. I'd rather shoot a bullet through the head.</text:p>
          </table:table-cell>
          <table:table-cell table:style-name="ce1" office:value-type="string">
            <text:p>Aber wenn Sie, meine Herren, glauben, dass ich deshalb Berlin verlasse, irren Sie sich gewaltig. Eher jage ich mir ‘ne Kugel durch den Kopf.</text:p>
          </table:table-cell>
          <table:table-cell office:value-type="string">
            <text:p>Ja ne pirun konfliktit versionhallinnassa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Do what you want.</text:p>
          </table:table-cell>
          <table:table-cell table:style-name="ce1" office:value-type="string">
            <text:p>Tun Sie, was Sie wollen.</text:p>
          </table:table-cell>
          <table:table-cell office:value-type="string">
            <text:p>Mattikin silloin labrassa vaan jyräsi sen koko forkin sillä mergellä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rivessäkin on versionhallinta, mutta se ei sit muka kelpaa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utta mehän saatiin se tiedosto kuitenkin palautettua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uennotkin on maanantaisin kahdeksalta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Olmin luennot ovat kyllä kuitenkin olleet ihan OK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Vaikuttavat kuitenkin arvosteluun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Kymmenisen prosenttia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uskin tentissäkään kysytään mitään sisätilapaikannuksest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ttä hukkaan meni sekin vaiva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ehkää mitä lystäätte.</text:p>
          </table:table-cell>
          <table:table-cell table:number-columns-repeated="1020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 office:value-type="string">
            <text:p>Projektihommia on nyt jo enemmän kuin ehditään hoitamaan.</text:p>
          </table:table-cell>
        </table:table-row>
        <table:table-row table:style-name="ro4">
          <table:table-cell office:value-type="string">
            <text:p>Lähes kaikilla kursseilla on jonkinlainen ryhmätehtävä -</text:p>
          </table:table-cell>
        </table:table-row>
        <table:table-row table:style-name="ro4">
          <table:table-cell office:value-type="string">
            <text:p><text:s/>ja deadlinet lähestyvät uhkaavasti joka puolelta.</text:p>
          </table:table-cell>
        </table:table-row>
        <table:table-row table:style-name="ro4">
          <table:table-cell office:value-type="string">
            <text:p>Viimeisimpänä on nyt lisäksi tämä Ollin ja Matin uusmedialuomus -</text:p>
          </table:table-cell>
        </table:table-row>
        <table:table-row table:style-name="ro4">
          <table:table-cell office:value-type="string">
            <text:p>GitHubiin palautettava projektityö jostain sisätilapaikannuksesta.</text:p>
          </table:table-cell>
        </table:table-row>
        <table:table-row table:style-name="ro4">
          <table:table-cell office:value-type="string">
            <text:p>Perustetaan Google Driveen uusi dokumentti -</text:p>
          </table:table-cell>
        </table:table-row>
        <table:table-row table:style-name="ro4">
          <table:table-cell office:value-type="string">
            <text:p>ja otetaan homma haltuun. Älkää huoliko.</text:p>
          </table:table-cell>
        </table:table-row>
        <table:table-row table:style-name="ro4">
          <table:table-cell office:value-type="string">
            <text:p>Herra johtaja...</text:p>
          </table:table-cell>
        </table:table-row>
        <table:table-row table:style-name="ro4">
          <table:table-cell office:value-type="string">
            <text:p>Drive...</text:p>
          </table:table-cell>
        </table:table-row>
        <table:table-row table:style-name="ro4">
          <table:table-cell office:value-type="string">
            <text:p>Drive on bännissä tämän tehtävän osalta.</text:p>
          </table:table-cell>
        </table:table-row>
        <table:table-row table:style-name="ro4">
          <table:table-cell office:value-type="string">
            <text:p>Lisäksi on pakko käyttää Markdownia.</text:p>
          </table:table-cell>
        </table:table-row>
        <table:table-row table:style-name="ro4">
          <table:table-cell office:value-type="string">
            <text:p>Huoneeseen jäävät vain ne, jotka ovat edes kuulleet GitHubista, Markdownista tai sisäpaikannuksesta. Muut ulos.</text:p>
          </table:table-cell>
        </table:table-row>
      </table:table>
      <table:table table:name="Sheet3" table:style-name="ta1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row table:style-name="ro4">
          <table:table-cell office:value-type="string">
            <text:p>0:00.50</text:p>
          </table:table-cell>
          <table:table-cell office:value-type="string">
            <text:p>-</text:p>
          </table:table-cell>
          <table:table-cell office:value-type="string">
            <text:p>0:03.25</text:p>
          </table:table-cell>
          <table:table-cell office:value-type="string">
            <text:p>Projektihommia on nyt jo enemmän kuin ehditään hoitamaan.</text:p>
          </table:table-cell>
          <table:table-cell/>
        </table:table-row>
        <table:table-row table:style-name="ro4">
          <table:table-cell office:value-type="string">
            <text:p>0:04.00</text:p>
          </table:table-cell>
          <table:table-cell office:value-type="string">
            <text:p>-</text:p>
          </table:table-cell>
          <table:table-cell office:value-type="string">
            <text:p>0:05.65</text:p>
          </table:table-cell>
          <table:table-cell office:value-type="string">
            <text:p>Lähes kaikilla kursseilla on jonkinlainen ryhmätehtävä -</text:p>
          </table:table-cell>
          <table:table-cell/>
        </table:table-row>
        <table:table-row table:style-name="ro4">
          <table:table-cell office:value-type="string">
            <text:p>0:05.85</text:p>
          </table:table-cell>
          <table:table-cell office:value-type="string">
            <text:p>-</text:p>
          </table:table-cell>
          <table:table-cell office:value-type="string">
            <text:p>0:07.50</text:p>
          </table:table-cell>
          <table:table-cell office:value-type="string">
            <text:p>ja deadlinet lähestyvät uhkaavasti joka puolelta.</text:p>
          </table:table-cell>
          <table:table-cell/>
        </table:table-row>
        <table:table-row table:style-name="ro4">
          <table:table-cell office:value-type="string">
            <text:p>0:08.00</text:p>
          </table:table-cell>
          <table:table-cell office:value-type="string">
            <text:p>-</text:p>
          </table:table-cell>
          <table:table-cell office:value-type="string">
            <text:p>0:12.00</text:p>
          </table:table-cell>
          <table:table-cell office:value-type="string">
            <text:p>Viimeisimpänä on nyt lisäksi tämä Ollin ja Matin uusmedialuomus -</text:p>
          </table:table-cell>
          <table:table-cell/>
        </table:table-row>
        <table:table-row table:style-name="ro4">
          <table:table-cell office:value-type="string">
            <text:p>0:12.10</text:p>
          </table:table-cell>
          <table:table-cell office:value-type="string">
            <text:p>-</text:p>
          </table:table-cell>
          <table:table-cell office:value-type="string">
            <text:p>0:15.50</text:p>
          </table:table-cell>
          <table:table-cell office:value-type="string">
            <text:p>GitHubiin palautettava projektityö jostain sisätilapaikannuksesta.</text:p>
          </table:table-cell>
          <table:table-cell/>
        </table:table-row>
        <table:table-row table:style-name="ro4">
          <table:table-cell office:value-type="string">
            <text:p>0:17.50</text:p>
          </table:table-cell>
          <table:table-cell office:value-type="string">
            <text:p>-</text:p>
          </table:table-cell>
          <table:table-cell office:value-type="string">
            <text:p>0:19.00</text:p>
          </table:table-cell>
          <table:table-cell office:value-type="string">
            <text:p>Perustetaan Google Driveen uusi dokumentti -</text:p>
          </table:table-cell>
          <table:table-cell/>
        </table:table-row>
        <table:table-row table:style-name="ro4">
          <table:table-cell office:value-type="string">
            <text:p>0:19.00</text:p>
          </table:table-cell>
          <table:table-cell office:value-type="string">
            <text:p>-</text:p>
          </table:table-cell>
          <table:table-cell office:value-type="string">
            <text:p>0:21.50</text:p>
          </table:table-cell>
          <table:table-cell office:value-type="string">
            <text:p>ja otetaan homma haltuun. Älkää huoliko.</text:p>
          </table:table-cell>
          <table:table-cell/>
        </table:table-row>
        <table:table-row table:style-name="ro4">
          <table:table-cell office:value-type="string">
            <text:p>0:24.75</text:p>
          </table:table-cell>
          <table:table-cell office:value-type="string">
            <text:p>-</text:p>
          </table:table-cell>
          <table:table-cell office:value-type="string">
            <text:p>0:26.50</text:p>
          </table:table-cell>
          <table:table-cell office:value-type="string">
            <text:p>Herra johtaja...</text:p>
          </table:table-cell>
          <table:table-cell/>
        </table:table-row>
        <table:table-row table:style-name="ro4">
          <table:table-cell office:value-type="string">
            <text:p>0:27.50</text:p>
          </table:table-cell>
          <table:table-cell office:value-type="string">
            <text:p>-</text:p>
          </table:table-cell>
          <table:table-cell office:value-type="string">
            <text:p>0:28.50</text:p>
          </table:table-cell>
          <table:table-cell office:value-type="string">
            <text:p>Drive...</text:p>
          </table:table-cell>
          <table:table-cell/>
        </table:table-row>
        <table:table-row table:style-name="ro4">
          <table:table-cell office:value-type="string">
            <text:p>0:31.00</text:p>
          </table:table-cell>
          <table:table-cell office:value-type="string">
            <text:p>-</text:p>
          </table:table-cell>
          <table:table-cell office:value-type="string">
            <text:p>0:33.50</text:p>
          </table:table-cell>
          <table:table-cell office:value-type="string">
            <text:p>Drive on bännissä tämän tehtävän osalta.</text:p>
          </table:table-cell>
          <table:table-cell/>
        </table:table-row>
        <table:table-row table:style-name="ro4">
          <table:table-cell office:value-type="string">
            <text:p>0:34.00</text:p>
          </table:table-cell>
          <table:table-cell office:value-type="string">
            <text:p>-</text:p>
          </table:table-cell>
          <table:table-cell office:value-type="string">
            <text:p>0:36.00</text:p>
          </table:table-cell>
          <table:table-cell office:value-type="string">
            <text:p>Lisäksi on pakko käyttää Markdownia.</text:p>
          </table:table-cell>
          <table:table-cell/>
        </table:table-row>
        <table:table-row table:style-name="ro4">
          <table:table-cell office:value-type="string">
            <text:p>0:53.00</text:p>
          </table:table-cell>
          <table:table-cell office:value-type="string">
            <text:p>-</text:p>
          </table:table-cell>
          <table:table-cell office:value-type="string">
            <text:p>0:58.50</text:p>
          </table:table-cell>
          <table:table-cell office:value-type="string">
            <text:p>Huoneeseen jäävät vain ne, jotka ovat edes kuulleet sisäpaikannuksesta, Markdownista tai Gitistä. Muut ulos.</text:p>
          </table:table-cell>
          <table:table-cell/>
        </table:table-row>
        <table:table-row table:style-name="ro4">
          <table:table-cell office:value-type="string">
            <text:p>1:13.00</text:p>
          </table:table-cell>
          <table:table-cell office:value-type="string">
            <text:p>-</text:p>
          </table:table-cell>
          <table:table-cell office:value-type="string">
            <text:p>1:15.00</text:p>
          </table:table-cell>
          <table:table-cell office:value-type="string">
            <text:p>Mitä nyt hevonvittua!</text:p>
          </table:table-cell>
          <table:table-cell/>
        </table:table-row>
        <table:table-row table:style-name="ro4">
          <table:table-cell office:value-type="string">
            <text:p>1:15.25</text:p>
          </table:table-cell>
          <table:table-cell office:value-type="string">
            <text:p>-</text:p>
          </table:table-cell>
          <table:table-cell office:value-type="string">
            <text:p>1:17.75</text:p>
          </table:table-cell>
          <table:table-cell office:value-type="string">
            <text:p>Vai on pakko käyttää Gittiä palautukseen, saatana!</text:p>
          </table:table-cell>
          <table:table-cell/>
        </table:table-row>
        <table:table-row table:style-name="ro4">
          <table:table-cell office:value-type="string">
            <text:p>1:18.75</text:p>
          </table:table-cell>
          <table:table-cell office:value-type="string">
            <text:p>-</text:p>
          </table:table-cell>
          <table:table-cell office:value-type="string">
            <text:p>1:23.25</text:p>
          </table:table-cell>
          <table:table-cell office:value-type="string">
            <text:p>Mitä paskaa! Että luonnollisen kielen kanssa koodaustyökaluja?</text:p>
          </table:table-cell>
          <table:table-cell/>
        </table:table-row>
        <table:table-row table:style-name="ro4">
          <table:table-cell office:value-type="string">
            <text:p>1:25.25</text:p>
          </table:table-cell>
          <table:table-cell office:value-type="string">
            <text:p>-</text:p>
          </table:table-cell>
          <table:table-cell office:value-type="string">
            <text:p>1:28.00</text:p>
          </table:table-cell>
          <table:table-cell office:value-type="string">
            <text:p>Kuin kaivaisi ojaa vasaralla.</text:p>
          </table:table-cell>
          <table:table-cell/>
        </table:table-row>
        <table:table-row table:style-name="ro4">
          <table:table-cell office:value-type="string">
            <text:p>1:29.25</text:p>
          </table:table-cell>
          <table:table-cell office:value-type="string">
            <text:p>-</text:p>
          </table:table-cell>
          <table:table-cell office:value-type="string">
            <text:p>1:31.00</text:p>
          </table:table-cell>
          <table:table-cell office:value-type="string">
            <text:p>Ja projektiaihekin on pirun tarkasti rajattu.</text:p>
          </table:table-cell>
          <table:table-cell/>
        </table:table-row>
        <table:table-row table:style-name="ro4">
          <table:table-cell office:value-type="string">
            <text:p>1:31.50</text:p>
          </table:table-cell>
          <table:table-cell office:value-type="string">
            <text:p>-</text:p>
          </table:table-cell>
          <table:table-cell office:value-type="string">
            <text:p>1:34.00</text:p>
          </table:table-cell>
          <table:table-cell office:value-type="string">
            <text:p>Sellainen joustamattomuus on silkkaa fasismia.</text:p>
          </table:table-cell>
          <table:table-cell/>
        </table:table-row>
        <table:table-row table:style-name="ro4">
          <table:table-cell office:value-type="string">
            <text:p>1:34.75</text:p>
          </table:table-cell>
          <table:table-cell office:value-type="string">
            <text:p>-</text:p>
          </table:table-cell>
          <table:table-cell office:value-type="string">
            <text:p>1:37.75</text:p>
          </table:table-cell>
          <table:table-cell office:value-type="string">
            <text:p>Aivan kuin varsinaisen projektin tehtävissä ei olisi jo tarpeeksi vaivaa</text:p>
          </table:table-cell>
          <table:table-cell/>
        </table:table-row>
        <table:table-row table:style-name="ro4">
          <table:table-cell office:value-type="string">
            <text:p>1:37.50</text:p>
          </table:table-cell>
          <table:table-cell office:value-type="string">
            <text:p>-</text:p>
          </table:table-cell>
          <table:table-cell office:value-type="string">
            <text:p>1:40.50</text:p>
          </table:table-cell>
          <table:table-cell office:value-type="string">
            <text:p>niin siihen päälle pitäisi opetella joku Gitti.</text:p>
          </table:table-cell>
          <table:table-cell/>
        </table:table-row>
        <table:table-row table:style-name="ro4">
          <table:table-cell office:value-type="string">
            <text:p>1:40.50</text:p>
          </table:table-cell>
          <table:table-cell office:value-type="string">
            <text:p>-</text:p>
          </table:table-cell>
          <table:table-cell office:value-type="string">
            <text:p>1:42.75</text:p>
          </table:table-cell>
          <table:table-cell office:value-type="string">
            <text:p>Herra johtaja, mutta työnantajat arvostaa GitHub-tunnuksia</text:p>
          </table:table-cell>
          <table:table-cell/>
        </table:table-row>
        <table:table-row table:style-name="ro4">
          <table:table-cell office:value-type="string">
            <text:p>1:42.75</text:p>
          </table:table-cell>
          <table:table-cell office:value-type="string">
            <text:p>-</text:p>
          </table:table-cell>
          <table:table-cell office:value-type="string">
            <text:p>1:46.25</text:p>
          </table:table-cell>
          <table:table-cell office:value-type="string">
            <text:p>Joo, ja Drupal-osaajia! Pelkkiä forkkeja kaikkien tunnukset täynnä!</text:p>
          </table:table-cell>
          <table:table-cell/>
        </table:table-row>
        <table:table-row table:style-name="ro4">
          <table:table-cell office:value-type="string">
            <text:p>1:46.50</text:p>
          </table:table-cell>
          <table:table-cell office:value-type="string">
            <text:p>-</text:p>
          </table:table-cell>
          <table:table-cell office:value-type="string">
            <text:p>1:48.80</text:p>
          </table:table-cell>
          <table:table-cell office:value-type="string">
            <text:p>Herra johtaja, yks toimari sanoi mulle niin ihan itse.</text:p>
          </table:table-cell>
          <table:table-cell/>
        </table:table-row>
        <table:table-row table:style-name="ro4">
          <table:table-cell office:value-type="string">
            <text:p>1:48.80</text:p>
          </table:table-cell>
          <table:table-cell office:value-type="string">
            <text:p>-</text:p>
          </table:table-cell>
          <table:table-cell office:value-type="string">
            <text:p>1:52.00</text:p>
          </table:table-cell>
          <table:table-cell office:value-type="string">
            <text:p>Onko sulla jotain märkiä unia kesäduunista, noilla näytöillä?</text:p>
          </table:table-cell>
          <table:table-cell/>
        </table:table-row>
        <table:table-row table:style-name="ro4">
          <table:table-cell office:value-type="string">
            <text:p>1:53.00</text:p>
          </table:table-cell>
          <table:table-cell office:value-type="string">
            <text:p>-</text:p>
          </table:table-cell>
          <table:table-cell office:value-type="string">
            <text:p>1:54.50</text:p>
          </table:table-cell>
          <table:table-cell office:value-type="string">
            <text:p>Turha luulo!</text:p>
          </table:table-cell>
          <table:table-cell/>
        </table:table-row>
        <table:table-row table:style-name="ro4">
          <table:table-cell office:value-type="string">
            <text:p>1:56.00</text:p>
          </table:table-cell>
          <table:table-cell office:value-type="string">
            <text:p>-</text:p>
          </table:table-cell>
          <table:table-cell office:value-type="string">
            <text:p>1:57.75</text:p>
          </table:table-cell>
          <table:table-cell office:value-type="string">
            <text:p>Ykköset koodaa Javalla robotteja ja esittelee -</text:p>
          </table:table-cell>
          <table:table-cell/>
        </table:table-row>
        <table:table-row table:style-name="ro4">
          <table:table-cell office:value-type="string">
            <text:p>1:57.75</text:p>
          </table:table-cell>
          <table:table-cell office:value-type="string">
            <text:p>-</text:p>
          </table:table-cell>
          <table:table-cell office:value-type="string">
            <text:p>2:00.50</text:p>
          </table:table-cell>
          <table:table-cell office:value-type="string">
            <text:p>niitä Inno-päivillä kaikille, ja me oiotaan käsin -</text:p>
          </table:table-cell>
          <table:table-cell/>
        </table:table-row>
        <table:table-row table:style-name="ro4">
          <table:table-cell office:value-type="string">
            <text:p>2:00.50</text:p>
          </table:table-cell>
          <table:table-cell office:value-type="string">
            <text:p>-</text:p>
          </table:table-cell>
          <table:table-cell office:value-type="string">
            <text:p>2:03.50</text:p>
          </table:table-cell>
          <table:table-cell office:value-type="string">
            <text:p>Gitin konflikteja kolme tuntia viikossa ja rukoillaan ettei Firefox kaadu.</text:p>
          </table:table-cell>
          <table:table-cell/>
        </table:table-row>
        <table:table-row table:style-name="ro4">
          <table:table-cell office:value-type="string">
            <text:p>2:04.50</text:p>
          </table:table-cell>
          <table:table-cell office:value-type="string">
            <text:p>-</text:p>
          </table:table-cell>
          <table:table-cell office:value-type="string">
            <text:p>2:08.00</text:p>
          </table:table-cell>
          <table:table-cell office:value-type="string">
            <text:p>Virtuaalikoneella ei edes ole mitään järkevää markdown-editoria.</text:p>
          </table:table-cell>
          <table:table-cell/>
        </table:table-row>
        <table:table-row table:style-name="ro4">
          <table:table-cell office:value-type="string">
            <text:p>2:08.75</text:p>
          </table:table-cell>
          <table:table-cell office:value-type="string">
            <text:p>-</text:p>
          </table:table-cell>
          <table:table-cell office:value-type="string">
            <text:p>2:13.50</text:p>
          </table:table-cell>
          <table:table-cell office:value-type="string">
            <text:p>Pakko käyttää jotain online-käkkyrää, kun koneisiin ei saa asennettua itse ohjelmia.</text:p>
          </table:table-cell>
          <table:table-cell/>
        </table:table-row>
        <table:table-row table:style-name="ro4">
          <table:table-cell office:value-type="string">
            <text:p>2:14.00</text:p>
          </table:table-cell>
          <table:table-cell office:value-type="string">
            <text:p>-</text:p>
          </table:table-cell>
          <table:table-cell office:value-type="string">
            <text:p>2:16.75</text:p>
          </table:table-cell>
          <table:table-cell office:value-type="string">
            <text:p>Drive on luotu juuri tällaista varten, mutta ei!</text:p>
          </table:table-cell>
          <table:table-cell/>
        </table:table-row>
        <table:table-row table:style-name="ro4">
          <table:table-cell office:value-type="string">
            <text:p>2:17.50</text:p>
          </table:table-cell>
          <table:table-cell office:value-type="string">
            <text:p>-</text:p>
          </table:table-cell>
          <table:table-cell office:value-type="string">
            <text:p>2:21.75</text:p>
          </table:table-cell>
          <table:table-cell office:value-type="string">
            <text:p>Täytyy käyttää Gitiä komentoriviltä, kun sen on aikanaan luonut joku suuri ja mahtava Torvalds!</text:p>
          </table:table-cell>
          <table:table-cell/>
        </table:table-row>
        <table:table-row table:style-name="ro4">
          <table:table-cell office:value-type="string">
            <text:p>2:27.00</text:p>
          </table:table-cell>
          <table:table-cell office:value-type="string">
            <text:p>-</text:p>
          </table:table-cell>
          <table:table-cell office:value-type="string">
            <text:p>2:29.00</text:p>
          </table:table-cell>
          <table:table-cell office:value-type="string">
            <text:p>Seuraavaksi meille varmaan tungetaan Linuxia kurkusta alas.</text:p>
          </table:table-cell>
          <table:table-cell/>
        </table:table-row>
        <table:table-row table:style-name="ro4">
          <table:table-cell office:value-type="string">
            <text:p>2:30.50</text:p>
          </table:table-cell>
          <table:table-cell office:value-type="string">
            <text:p>-</text:p>
          </table:table-cell>
          <table:table-cell office:value-type="string">
            <text:p>2:34.00</text:p>
          </table:table-cell>
          <table:table-cell office:value-type="string">
            <text:p>Mutta periksi ei anneta. Minä olen Mac-mies, henkeen ja vereen!</text:p>
          </table:table-cell>
          <table:table-cell/>
        </table:table-row>
        <table:table-row table:style-name="ro4">
          <table:table-cell office:value-type="string">
            <text:p>2:34.50</text:p>
          </table:table-cell>
          <table:table-cell office:value-type="string">
            <text:p>-</text:p>
          </table:table-cell>
          <table:table-cell office:value-type="string">
            <text:p>2:36.50</text:p>
          </table:table-cell>
          <table:table-cell office:value-type="string">
            <text:p>Ile, Aarne ja minä, mäkkimiehiä!</text:p>
          </table:table-cell>
          <table:table-cell/>
        </table:table-row>
        <table:table-row table:style-name="ro4">
          <table:table-cell office:value-type="string">
            <text:p>2:41.00</text:p>
          </table:table-cell>
          <table:table-cell office:value-type="string">
            <text:p>-</text:p>
          </table:table-cell>
          <table:table-cell office:value-type="string">
            <text:p>2:42.50</text:p>
          </table:table-cell>
          <table:table-cell office:value-type="string">
            <text:p>Hitot!</text:p>
          </table:table-cell>
          <table:table-cell/>
        </table:table-row>
        <table:table-row table:style-name="ro4">
          <table:table-cell office:value-type="string">
            <text:p>2:43.00</text:p>
          </table:table-cell>
          <table:table-cell office:value-type="string">
            <text:p>-</text:p>
          </table:table-cell>
          <table:table-cell office:value-type="string">
            <text:p>2:47.50</text:p>
          </table:table-cell>
          <table:table-cell office:value-type="string">
            <text:p>Kun se Git on kuitenkin pakko nykyään osata, miksei sen käyttöön anneta parempia työkaluja.</text:p>
          </table:table-cell>
          <table:table-cell/>
        </table:table-row>
        <table:table-row table:style-name="ro4">
          <table:table-cell office:value-type="string">
            <text:p>2:48.50</text:p>
          </table:table-cell>
          <table:table-cell office:value-type="string">
            <text:p>-</text:p>
          </table:table-cell>
          <table:table-cell office:value-type="string">
            <text:p>2:53.00</text:p>
          </table:table-cell>
          <table:table-cell office:value-type="string">
            <text:p>Projektin kokonaisuutta ja etenemistä on mahdoton arvioida komentoriviltä tai tiedostolistauksesta.</text:p>
          </table:table-cell>
          <table:table-cell/>
        </table:table-row>
        <table:table-row table:style-name="ro4">
          <table:table-cell office:value-type="string">
            <text:p>2:54.00</text:p>
          </table:table-cell>
          <table:table-cell office:value-type="string">
            <text:p>-</text:p>
          </table:table-cell>
          <table:table-cell office:value-type="string">
            <text:p>2:56.00</text:p>
          </table:table-cell>
          <table:table-cell office:value-type="string">
            <text:p>Ja ne pirun konfliktit versionhallinnassa.</text:p>
          </table:table-cell>
          <table:table-cell/>
        </table:table-row>
        <table:table-row table:style-name="ro4">
          <table:table-cell office:value-type="string">
            <text:p>2:56.50</text:p>
          </table:table-cell>
          <table:table-cell office:value-type="string">
            <text:p>-</text:p>
          </table:table-cell>
          <table:table-cell office:value-type="string">
            <text:p>2:59.75</text:p>
          </table:table-cell>
          <table:table-cell office:value-type="string">
            <text:p>Mattikin silloin labrassa vaan jyräsi sen koko forkin sillä mergellä.</text:p>
          </table:table-cell>
          <table:table-cell/>
        </table:table-row>
        <table:table-row table:style-name="ro4">
          <table:table-cell office:value-type="string">
            <text:p>3:00.00</text:p>
          </table:table-cell>
          <table:table-cell office:value-type="string">
            <text:p>-</text:p>
          </table:table-cell>
          <table:table-cell office:value-type="string">
            <text:p>3:02.50</text:p>
          </table:table-cell>
          <table:table-cell office:value-type="string">
            <text:p>Drivessäkin on versionhallinta, mutta se ei sit muka kelpaa!</text:p>
          </table:table-cell>
          <table:table-cell/>
        </table:table-row>
        <table:table-row table:style-name="ro4">
          <table:table-cell office:value-type="string">
            <text:p>3:04.75</text:p>
          </table:table-cell>
          <table:table-cell office:value-type="string">
            <text:p>-</text:p>
          </table:table-cell>
          <table:table-cell office:value-type="string">
            <text:p>3:07.50</text:p>
          </table:table-cell>
          <table:table-cell office:value-type="string">
            <text:p>Mutta mehän saatiin se tiedosto kuitenkin palautettua.</text:p>
          </table:table-cell>
          <table:table-cell/>
        </table:table-row>
        <table:table-row table:style-name="ro4">
          <table:table-cell office:value-type="string">
            <text:p>3:14.25</text:p>
          </table:table-cell>
          <table:table-cell office:value-type="string">
            <text:p>-</text:p>
          </table:table-cell>
          <table:table-cell office:value-type="string">
            <text:p>3:16.25</text:p>
          </table:table-cell>
          <table:table-cell office:value-type="string">
            <text:p>Luennotkin on maanantaisin kahdeksalta.</text:p>
          </table:table-cell>
          <table:table-cell/>
        </table:table-row>
        <table:table-row table:style-name="ro4">
          <table:table-cell office:value-type="string">
            <text:p>3:19.25</text:p>
          </table:table-cell>
          <table:table-cell office:value-type="string">
            <text:p>-</text:p>
          </table:table-cell>
          <table:table-cell office:value-type="string">
            <text:p>3:23.25</text:p>
          </table:table-cell>
          <table:table-cell office:value-type="string">
            <text:p>Olmin luennot ovat kyllä kuitenkin olleet ihan OK.</text:p>
          </table:table-cell>
          <table:table-cell/>
        </table:table-row>
        <table:table-row table:style-name="ro4">
          <table:table-cell office:value-type="string">
            <text:p>3:25.55</text:p>
          </table:table-cell>
          <table:table-cell office:value-type="string">
            <text:p>-</text:p>
          </table:table-cell>
          <table:table-cell office:value-type="string">
            <text:p>3:27.75</text:p>
          </table:table-cell>
          <table:table-cell office:value-type="string">
            <text:p>Läsnäolot vaikuttavat kuitenkin arvosteluun.</text:p>
          </table:table-cell>
          <table:table-cell/>
        </table:table-row>
        <table:table-row table:style-name="ro4">
          <table:table-cell office:value-type="string">
            <text:p>3:31.50</text:p>
          </table:table-cell>
          <table:table-cell office:value-type="string">
            <text:p>-</text:p>
          </table:table-cell>
          <table:table-cell office:value-type="string">
            <text:p>3:33.75</text:p>
          </table:table-cell>
          <table:table-cell office:value-type="string">
            <text:p>Kymmenisen prosenttia.</text:p>
          </table:table-cell>
          <table:table-cell/>
        </table:table-row>
        <table:table-row table:style-name="ro4">
          <table:table-cell office:value-type="string">
            <text:p>3:40.75</text:p>
          </table:table-cell>
          <table:table-cell office:value-type="string">
            <text:p>-</text:p>
          </table:table-cell>
          <table:table-cell office:value-type="string">
            <text:p>3:46.25</text:p>
          </table:table-cell>
          <table:table-cell office:value-type="string">
            <text:p>Tuskin tentissäkään kysytään mitään sisätilapaikannuksesta</text:p>
          </table:table-cell>
          <table:table-cell/>
        </table:table-row>
        <table:table-row table:style-name="ro4">
          <table:table-cell office:value-type="string">
            <text:p>3:46.50</text:p>
          </table:table-cell>
          <table:table-cell office:value-type="string">
            <text:p>-</text:p>
          </table:table-cell>
          <table:table-cell office:value-type="string">
            <text:p>3:49.00</text:p>
          </table:table-cell>
          <table:table-cell office:value-type="string">
            <text:p>että hukkaan meni sekin vaiva.</text:p>
          </table:table-cell>
          <table:table-cell/>
        </table:table-row>
        <table:table-row table:style-name="ro4">
          <table:table-cell office:value-type="string">
            <text:p>3:53.75</text:p>
          </table:table-cell>
          <table:table-cell office:value-type="string">
            <text:p>-</text:p>
          </table:table-cell>
          <table:table-cell office:value-type="string">
            <text:p>3:56.00</text:p>
          </table:table-cell>
          <table:table-cell office:value-type="string">
            <text:p>Forkatkaa se Olmin gitti.</text:p>
          </table:table-cell>
          <table:table-cell/>
        </table:table-row>
        <table:table-row table:style-name="ro4" table:number-rows-repeated="1048526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.12.2014</text:date>, <text:time>02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s Lintunen</meta:initial-creator>
    <meta:creation-date>2014-12-06T19:59:53.71</meta:creation-date>
    <dc:date>2014-12-07T02:45:27.73</dc:date>
    <dc:creator>Joonas Lintunen</dc:creator>
    <meta:editing-duration>PT5H29M32S</meta:editing-duration>
    <meta:editing-cycles>5</meta:editing-cycles>
    <meta:generator>OpenOffice/4.1.1$Win32 OpenOffice.org_project/411m6$Build-9775</meta:generator>
    <meta:document-statistic meta:table-count="3" meta:cell-count="348" meta:object-count="0"/>
  </office:meta>
</office:document-meta>
</file>